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6"/>
    <style:style style:name="ce8" style:family="table-cell" style:parent-style-name="Default" style:data-style-name="N116">
      <style:table-cell-properties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6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6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eed = 1746, dt = 0.0001</text:p>
          </table:table-cell>
          <table:covered-table-cell table:number-columns-repeated="11" table:style-name="ce1"/>
          <table:covered-table-cell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Starting position = [0.4, 0], target radius = 0.3</text:p>
          </table:table-cell>
          <table:covered-table-cell table:number-columns-repeated="11" table:style-name="ce2"/>
          <table:table-cell table:number-columns-repeated="16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1</text:p>
          </table:table-cell>
          <table:covered-table-cell table:number-columns-repeated="9" table:style-name="ce7"/>
          <table:table-cell table:style-name="ce4" table:number-columns-repeated="4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23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29" table:number-columns-repeated="2"/>
          <table:table-cell table:style-name="ce44" table:number-columns-repeated="2"/>
          <table:table-cell table:style-name="ce29" table:number-columns-repeated="2"/>
          <table:table-cell table:style-name="ce44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7"/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45518934791414" calcext:value-type="float">
            <text:p>0.06455</text:p>
          </table:table-cell>
          <table:table-cell table:style-name="ce30" office:value-type="float" office:value="0.060659472833771" calcext:value-type="float">
            <text:p>0.06066</text:p>
          </table:table-cell>
          <table:table-cell table:style-name="ce30" office:value-type="float" office:value="0.055985109607031" calcext:value-type="float">
            <text:p>0.05599</text:p>
          </table:table-cell>
          <table:table-cell table:style-name="ce30" office:value-type="float" office:value="0.0584368405093996" calcext:value-type="float">
            <text:p>0.05844</text:p>
          </table:table-cell>
          <table:table-cell table:style-name="ce30" office:value-type="float" office:value="0.0592635850388144" calcext:value-type="float">
            <text:p>0.05926</text:p>
          </table:table-cell>
          <table:table-cell table:style-name="ce30" office:value-type="float" office:value="0.0596950312437009" calcext:value-type="float">
            <text:p>0.05970</text:p>
          </table:table-cell>
          <table:table-cell table:style-name="ce30" office:value-type="float" office:value="0.0592822307382009" calcext:value-type="float">
            <text:p>0.05928</text:p>
          </table:table-cell>
          <table:table-cell table:style-name="ce30" office:value-type="float" office:value="0.0666322404371585" calcext:value-type="float">
            <text:p>0.06663</text:p>
          </table:table-cell>
          <table:table-cell table:style-name="ce30" office:value-type="float" office:value="0.0673805316890731" calcext:value-type="float">
            <text:p>0.06738</text:p>
          </table:table-cell>
          <table:table-cell table:style-name="ce30" office:value-type="float" office:value="0.066478248559005" calcext:value-type="float">
            <text:p>0.06648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986126672329582" calcext:value-type="float">
            <text:p>0.09861</text:p>
          </table:table-cell>
          <table:table-cell table:style-name="ce30" office:value-type="float" office:value="0.106385178197065" calcext:value-type="float">
            <text:p>0.10639</text:p>
          </table:table-cell>
          <table:table-cell table:style-name="ce30" office:value-type="float" office:value="0.0980565244407622" calcext:value-type="float">
            <text:p>0.09806</text:p>
          </table:table-cell>
          <table:table-cell table:style-name="ce30" office:value-type="float" office:value="0.107705312208761" calcext:value-type="float">
            <text:p>0.10771</text:p>
          </table:table-cell>
          <table:table-cell table:style-name="ce30" office:value-type="float" office:value="0.103108205711921" calcext:value-type="float">
            <text:p>0.10311</text:p>
          </table:table-cell>
          <table:table-cell table:style-name="ce30" office:value-type="float" office:value="0.103945816158285" calcext:value-type="float">
            <text:p>0.10395</text:p>
          </table:table-cell>
          <table:table-cell table:style-name="ce30" office:value-type="float" office:value="0.104515925468396" calcext:value-type="float">
            <text:p>0.10452</text:p>
          </table:table-cell>
          <table:table-cell table:style-name="ce30" office:value-type="float" office:value="0.12248930381711" calcext:value-type="float">
            <text:p>0.12249</text:p>
          </table:table-cell>
          <table:table-cell table:style-name="ce30" office:value-type="float" office:value="0.127076114944897" calcext:value-type="float">
            <text:p>0.12708</text:p>
          </table:table-cell>
          <table:table-cell table:style-name="ce30" office:value-type="float" office:value="0.125291348913489" calcext:value-type="float">
            <text:p>0.12529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 table:number-columns-repeated="3"/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40 pores</text:p>
          </table:table-cell>
          <table:table-cell table:style-name="ce23" office:value-type="string" calcext:value-type="string">
            <text:p>16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00 pores</text:p>
          </table:table-cell>
          <table:table-cell table:style-name="ce23" table:number-columns-repeated="3"/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33" table:number-columns-repeated="3"/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414</text:p>
          </table:table-cell>
          <table:table-cell table:style-name="ce29" office:value-type="string" calcext:value-type="string">
            <text:p>r = 0.1</text:p>
          </table:table-cell>
          <table:table-cell table:style-name="ce44" office:value-type="string" calcext:value-type="string">
            <text:p>r = 0.0816</text:p>
          </table:table-cell>
          <table:table-cell table:style-name="ce44" office:value-type="string" calcext:value-type="string">
            <text:p>r = 0.0707</text:p>
          </table:table-cell>
          <table:table-cell table:style-name="ce29" office:value-type="string" calcext:value-type="string">
            <text:p>r = 0.0632</text:p>
          </table:table-cell>
          <table:table-cell table:style-name="ce29" office:value-type="string" calcext:value-type="string">
            <text:p>r = 0.0577</text:p>
          </table:table-cell>
          <table:table-cell table:style-name="ce44" office:value-type="string" calcext:value-type="string">
            <text:p>r = 0.0534</text:p>
          </table:table-cell>
          <table:table-cell table:style-name="ce28" office:value-type="string" calcext:value-type="string">
            <text:p>r = 0.05</text:p>
          </table:table-cell>
          <table:table-cell table:style-name="ce44" office:value-type="string" calcext:value-type="string">
            <text:p>r = 0.0471</text:p>
          </table:table-cell>
          <table:table-cell table:style-name="ce29" office:value-type="string" calcext:value-type="string">
            <text:p>r = 0.0447</text:p>
          </table:table-cell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4"/>
          <table:table-cell/>
          <table:table-cell table:style-name="ce30" table:number-columns-repeated="5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33" table:number-columns-repeated="3"/>
          <table:table-cell table:number-columns-repeated="2"/>
          <table:table-cell table:style-name="ce8"/>
          <table:table-cell table:number-columns-repeated="3"/>
          <table:table-cell table:style-name="ce8" table:number-columns-repeated="6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662396908778665" calcext:value-type="float">
            <text:p>0.06624</text:p>
          </table:table-cell>
          <table:table-cell table:style-name="ce30" office:value-type="float" office:value="0.0623483239095315" calcext:value-type="float">
            <text:p>0.06235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office:value-type="float" office:value="0.0624771148798708" calcext:value-type="float">
            <text:p>0.06248</text:p>
          </table:table-cell>
          <table:table-cell table:style-name="ce30" office:value-type="float" office:value="0.0612106161616162" calcext:value-type="float">
            <text:p>0.06121</text:p>
          </table:table-cell>
          <table:table-cell table:style-name="ce30" office:value-type="float" office:value="0.0634942395149065" calcext:value-type="float">
            <text:p>0.06349</text:p>
          </table:table-cell>
          <table:table-cell table:style-name="ce30" office:value-type="float" office:value="0.0649967666969789" calcext:value-type="float">
            <text:p>0.06500</text:p>
          </table:table-cell>
          <table:table-cell table:style-name="ce30" office:value-type="float" office:value="0.0653571717580417" calcext:value-type="float">
            <text:p>0.06536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3"/>
          <table:table-cell table:number-columns-repeated="12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77158151052414" calcext:value-type="float">
            <text:p>0.17716</text:p>
          </table:table-cell>
          <table:table-cell table:style-name="ce30" office:value-type="float" office:value="0.164220279002975" calcext:value-type="float">
            <text:p>0.16422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office:value-type="float" office:value="0.158258459183673" calcext:value-type="float">
            <text:p>0.15826</text:p>
          </table:table-cell>
          <table:table-cell table:style-name="ce30" office:value-type="float" office:value="0.1487407085971" calcext:value-type="float">
            <text:p>0.14874</text:p>
          </table:table-cell>
          <table:table-cell table:style-name="ce30" office:value-type="float" office:value="0.164129409966371" calcext:value-type="float">
            <text:p>0.16413</text:p>
          </table:table-cell>
          <table:table-cell table:style-name="ce30" office:value-type="float" office:value="0.157683933122642" calcext:value-type="float">
            <text:p>0.15768</text:p>
          </table:table-cell>
          <table:table-cell table:style-name="ce30" office:value-type="float" office:value="0.162208493066884" calcext:value-type="float">
            <text:p>0.16221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1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3</text:p>
          </table:table-cell>
          <table:covered-table-cell table:number-columns-repeated="9" table:style-name="ce7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1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70 pores</text:p>
          </table:table-cell>
          <table:table-cell table:style-name="ce23" office:value-type="string" calcext:value-type="string">
            <text:p>300 pores</text:p>
          </table:table-cell>
          <table:table-cell table:style-name="ce33" table:number-columns-repeated="7"/>
          <table:table-cell table:style-name="ce13" table:number-columns-repeated="3"/>
          <table:table-cell table:style-name="ce24"/>
          <table:table-cell table:style-name="ce33" table:number-columns-repeated="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77811324653854" calcext:value-type="float">
            <text:p>0.17781</text:p>
          </table:table-cell>
          <table:table-cell table:style-name="ce30" office:value-type="float" office:value="0.211194606880876" calcext:value-type="float">
            <text:p>0.21119</text:p>
          </table:table-cell>
          <table:table-cell table:style-name="ce30" office:value-type="float" office:value="0.2112409291808" calcext:value-type="float">
            <text:p>0.21124</text:p>
          </table:table-cell>
          <table:table-cell table:style-name="ce30" office:value-type="float" office:value="0.221740701862715" calcext:value-type="float">
            <text:p>0.22174</text:p>
          </table:table-cell>
          <table:table-cell table:style-name="ce30" office:value-type="float" office:value="0.226715405210586" calcext:value-type="float">
            <text:p>0.22672</text:p>
          </table:table-cell>
          <table:table-cell table:style-name="ce30" office:value-type="float" office:value="0.238394942434211" calcext:value-type="float">
            <text:p>0.23839</text:p>
          </table:table-cell>
          <table:table-cell table:style-name="ce30" office:value-type="float" office:value="0.23624409221902" calcext:value-type="float">
            <text:p>0.23624</text:p>
          </table:table-cell>
          <table:table-cell table:style-name="ce30" office:value-type="float" office:value="0.225052736625514" calcext:value-type="float">
            <text:p>0.22505</text:p>
          </table:table-cell>
          <table:table-cell table:style-name="ce30" office:value-type="float" office:value="0.227256747297993" calcext:value-type="float">
            <text:p>0.22726</text:p>
          </table:table-cell>
          <table:table-cell table:style-name="ce30" office:value-type="float" office:value="0.239104535637149" calcext:value-type="float">
            <text:p>0.23910</text:p>
          </table:table-cell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3109288517661" calcext:value-type="float">
            <text:p>0.05331</text:p>
          </table:table-cell>
          <table:table-cell table:style-name="ce30" office:value-type="float" office:value="0.0599649899193549" calcext:value-type="float">
            <text:p>0.05996</text:p>
          </table:table-cell>
          <table:table-cell table:style-name="ce30" office:value-type="float" office:value="0.0602569167170801" calcext:value-type="float">
            <text:p>0.06026</text:p>
          </table:table-cell>
          <table:table-cell table:style-name="ce30" office:value-type="float" office:value="0.0610079056166179" calcext:value-type="float">
            <text:p>0.06101</text:p>
          </table:table-cell>
          <table:table-cell table:style-name="ce30" office:value-type="float" office:value="0.0628268792251034" calcext:value-type="float">
            <text:p>0.06283</text:p>
          </table:table-cell>
          <table:table-cell table:style-name="ce30" office:value-type="float" office:value="0.0644931678272278" calcext:value-type="float">
            <text:p>0.06449</text:p>
          </table:table-cell>
          <table:table-cell table:style-name="ce30" office:value-type="float" office:value="0.065538178881486" calcext:value-type="float">
            <text:p>0.06554</text:p>
          </table:table-cell>
          <table:table-cell table:style-name="ce30" office:value-type="float" office:value="0.0644023523472994" calcext:value-type="float">
            <text:p>0.06440</text:p>
          </table:table-cell>
          <table:table-cell table:style-name="ce30" office:value-type="float" office:value="0.0651719142047754" calcext:value-type="float">
            <text:p>0.06517</text:p>
          </table:table-cell>
          <table:table-cell table:style-name="ce30" office:value-type="float" office:value="0.0671303311793215" calcext:value-type="float">
            <text:p>0.06713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843350726417" calcext:value-type="float">
            <text:p>0.15843</text:p>
          </table:table-cell>
          <table:table-cell table:style-name="ce30" office:value-type="float" office:value="0.188666687166872" calcext:value-type="float">
            <text:p>0.18867</text:p>
          </table:table-cell>
          <table:table-cell table:style-name="ce30" office:value-type="float" office:value="0.183840099969397" calcext:value-type="float">
            <text:p>0.18384</text:p>
          </table:table-cell>
          <table:table-cell table:style-name="ce30" office:value-type="float" office:value="0.183926681637236" calcext:value-type="float">
            <text:p>0.18393</text:p>
          </table:table-cell>
          <table:table-cell table:style-name="ce30" office:value-type="float" office:value="0.192049205217037" calcext:value-type="float">
            <text:p>0.19205</text:p>
          </table:table-cell>
          <table:table-cell table:style-name="ce30" office:value-type="float" office:value="0.198232350549004" calcext:value-type="float">
            <text:p>0.19823</text:p>
          </table:table-cell>
          <table:table-cell table:style-name="ce30" office:value-type="float" office:value="0.192024480440098" calcext:value-type="float">
            <text:p>0.19202</text:p>
          </table:table-cell>
          <table:table-cell table:style-name="ce30" office:value-type="float" office:value="0.187248116560057" calcext:value-type="float">
            <text:p>0.18725</text:p>
          </table:table-cell>
          <table:table-cell table:style-name="ce30" office:value-type="float" office:value="0.181620940387935" calcext:value-type="float">
            <text:p>0.18162</text:p>
          </table:table-cell>
          <table:table-cell table:style-name="ce30" office:value-type="float" office:value="0.185455624554617" calcext:value-type="float">
            <text:p>0.18546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table-cell table:style-name="ce13" table:number-columns-repeated="28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4</text:p>
          </table:table-cell>
          <table:covered-table-cell table:number-columns-repeated="9" table:style-name="ce7"/>
          <table:table-cell table:style-name="ce13"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1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70 pores</text:p>
          </table:table-cell>
          <table:table-cell table:style-name="ce23" office:value-type="string" calcext:value-type="string">
            <text:p>3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46" calcext:value-type="float">
            <text:p>0.21460</text:p>
          </table:table-cell>
          <table:table-cell table:style-name="ce30" office:value-type="float" office:value="0.228414788153023" calcext:value-type="float">
            <text:p>0.22841</text:p>
          </table:table-cell>
          <table:table-cell table:style-name="ce30" office:value-type="float" office:value="0.242885156330087" calcext:value-type="float">
            <text:p>0.24289</text:p>
          </table:table-cell>
          <table:table-cell table:style-name="ce30" office:value-type="float" office:value="0.244603015693917" calcext:value-type="float">
            <text:p>0.24460</text:p>
          </table:table-cell>
          <table:table-cell table:style-name="ce30" office:value-type="float" office:value="0.242629538208372" calcext:value-type="float">
            <text:p>0.24263</text:p>
          </table:table-cell>
          <table:table-cell table:style-name="ce30" office:value-type="float" office:value="0.23907631147541" calcext:value-type="float">
            <text:p>0.23908</text:p>
          </table:table-cell>
          <table:table-cell table:style-name="ce30" office:value-type="float" office:value="0.243094068753207" calcext:value-type="float">
            <text:p>0.24309</text:p>
          </table:table-cell>
          <table:table-cell table:style-name="ce30" office:value-type="float" office:value="0.238873452868852" calcext:value-type="float">
            <text:p>0.23887</text:p>
          </table:table-cell>
          <table:table-cell table:style-name="ce30" office:value-type="float" office:value="0.242510813308688" calcext:value-type="float">
            <text:p>0.24251</text:p>
          </table:table-cell>
          <table:table-cell table:style-name="ce30" office:value-type="float" office:value="0.245135558053966" calcext:value-type="float">
            <text:p>0.24514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5905428542653" calcext:value-type="float">
            <text:p>0.05559</text:p>
          </table:table-cell>
          <table:table-cell table:style-name="ce30" office:value-type="float" office:value="0.0582220708446867" calcext:value-type="float">
            <text:p>0.05822</text:p>
          </table:table-cell>
          <table:table-cell table:style-name="ce30" office:value-type="float" office:value="0.0609206503079875" calcext:value-type="float">
            <text:p>0.06092</text:p>
          </table:table-cell>
          <table:table-cell table:style-name="ce30" office:value-type="float" office:value="0.0620041267278781" calcext:value-type="float">
            <text:p>0.06200</text:p>
          </table:table-cell>
          <table:table-cell table:style-name="ce30" office:value-type="float" office:value="0.0609411474087518" calcext:value-type="float">
            <text:p>0.06094</text:p>
          </table:table-cell>
          <table:table-cell table:style-name="ce30" office:value-type="float" office:value="0.062302318314686" calcext:value-type="float">
            <text:p>0.06230</text:p>
          </table:table-cell>
          <table:table-cell table:style-name="ce30" office:value-type="float" office:value="0.0634068843509907" calcext:value-type="float">
            <text:p>0.06341</text:p>
          </table:table-cell>
          <table:table-cell table:style-name="ce30" office:value-type="float" office:value="0.0636120209762001" calcext:value-type="float">
            <text:p>0.06361</text:p>
          </table:table-cell>
          <table:table-cell table:style-name="ce30" office:value-type="float" office:value="0.0630140462486115" calcext:value-type="float">
            <text:p>0.06301</text:p>
          </table:table-cell>
          <table:table-cell table:style-name="ce30" office:value-type="float" office:value="0.0635637547970107" calcext:value-type="float">
            <text:p>0.06356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4007186669393" calcext:value-type="float">
            <text:p>0.19401</text:p>
          </table:table-cell>
          <table:table-cell table:style-name="ce30" office:value-type="float" office:value="0.203515958422501" calcext:value-type="float">
            <text:p>0.20352</text:p>
          </table:table-cell>
          <table:table-cell table:style-name="ce30" office:value-type="float" office:value="0.209317024742898" calcext:value-type="float">
            <text:p>0.20932</text:p>
          </table:table-cell>
          <table:table-cell table:style-name="ce30" office:value-type="float" office:value="0.213424000813587" calcext:value-type="float">
            <text:p>0.21342</text:p>
          </table:table-cell>
          <table:table-cell table:style-name="ce30" office:value-type="float" office:value="0.20508391073976" calcext:value-type="float">
            <text:p>0.20508</text:p>
          </table:table-cell>
          <table:table-cell table:style-name="ce30" office:value-type="float" office:value="0.204946601055195" calcext:value-type="float">
            <text:p>0.20495</text:p>
          </table:table-cell>
          <table:table-cell table:style-name="ce30" office:value-type="float" office:value="0.211269542271389" calcext:value-type="float">
            <text:p>0.21127</text:p>
          </table:table-cell>
          <table:table-cell table:style-name="ce30" office:value-type="float" office:value="0.202160004054328" calcext:value-type="float">
            <text:p>0.20216</text:p>
          </table:table-cell>
          <table:table-cell table:style-name="ce30" office:value-type="float" office:value="0.199820744950776" calcext:value-type="float">
            <text:p>0.19982</text:p>
          </table:table-cell>
          <table:table-cell table:style-name="ce30" office:value-type="float" office:value="0.19901508226691" calcext:value-type="float">
            <text:p>0.19902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5</text:p>
          </table:table-cell>
          <table:covered-table-cell table:number-columns-repeated="9" table:style-name="ce7"/>
          <table:table-cell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1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70 pores</text:p>
          </table:table-cell>
          <table:table-cell table:style-name="ce23" office:value-type="string" calcext:value-type="string">
            <text:p>3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0652704222472" calcext:value-type="float">
            <text:p>0.21065</text:p>
          </table:table-cell>
          <table:table-cell table:style-name="ce30" office:value-type="float" office:value="0.246107350235126" calcext:value-type="float">
            <text:p>0.24611</text:p>
          </table:table-cell>
          <table:table-cell table:style-name="ce30" office:value-type="float" office:value="0.248347099010911" calcext:value-type="float">
            <text:p>0.24835</text:p>
          </table:table-cell>
          <table:table-cell table:style-name="ce30" office:value-type="float" office:value="0.246723084801311" calcext:value-type="float">
            <text:p>0.24672</text:p>
          </table:table-cell>
          <table:table-cell table:style-name="ce30" office:value-type="float" office:value="0.239905485059353" calcext:value-type="float">
            <text:p>0.23991</text:p>
          </table:table-cell>
          <table:table-cell table:style-name="ce30" office:value-type="float" office:value="0.243804130457008" calcext:value-type="float">
            <text:p>0.24380</text:p>
          </table:table-cell>
          <table:table-cell table:style-name="ce30" office:value-type="float" office:value="0.248111287351617" calcext:value-type="float">
            <text:p>0.24811</text:p>
          </table:table-cell>
          <table:table-cell table:style-name="ce30" office:value-type="float" office:value="0.242781506079493" calcext:value-type="float">
            <text:p>0.24278</text:p>
          </table:table-cell>
          <table:table-cell table:style-name="ce30" office:value-type="float" office:value="0.251928021696858" calcext:value-type="float">
            <text:p>0.25193</text:p>
          </table:table-cell>
          <table:table-cell table:style-name="ce30" office:value-type="float" office:value="0.250611957520678" calcext:value-type="float">
            <text:p>0.25061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0526591458501" calcext:value-type="float">
            <text:p>0.05305</text:p>
          </table:table-cell>
          <table:table-cell table:style-name="ce30" office:value-type="float" office:value="0.0580167975830816" calcext:value-type="float">
            <text:p>0.05802</text:p>
          </table:table-cell>
          <table:table-cell table:style-name="ce30" office:value-type="float" office:value="0.0594271068548387" calcext:value-type="float">
            <text:p>0.05943</text:p>
          </table:table-cell>
          <table:table-cell table:style-name="ce30" office:value-type="float" office:value="0.059492083207109" calcext:value-type="float">
            <text:p>0.05949</text:p>
          </table:table-cell>
          <table:table-cell table:style-name="ce30" office:value-type="float" office:value="0.059218796613586" calcext:value-type="float">
            <text:p>0.05922</text:p>
          </table:table-cell>
          <table:table-cell table:style-name="ce30" office:value-type="float" office:value="0.0599023490271197" calcext:value-type="float">
            <text:p>0.05990</text:p>
          </table:table-cell>
          <table:table-cell table:style-name="ce30" office:value-type="float" office:value="0.0608625391374609" calcext:value-type="float">
            <text:p>0.06086</text:p>
          </table:table-cell>
          <table:table-cell table:style-name="ce30" office:value-type="float" office:value="0.0608515542995559" calcext:value-type="float">
            <text:p>0.06085</text:p>
          </table:table-cell>
          <table:table-cell table:style-name="ce30" office:value-type="float" office:value="0.0609170967741935" calcext:value-type="float">
            <text:p>0.06092</text:p>
          </table:table-cell>
          <table:table-cell table:style-name="ce30" office:value-type="float" office:value="0.0608319810273489" calcext:value-type="float">
            <text:p>0.06083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3766720977597" calcext:value-type="float">
            <text:p>0.19377</text:p>
          </table:table-cell>
          <table:table-cell table:style-name="ce30" office:value-type="float" office:value="0.22749899103139" calcext:value-type="float">
            <text:p>0.22750</text:p>
          </table:table-cell>
          <table:table-cell table:style-name="ce30" office:value-type="float" office:value="0.222868431232821" calcext:value-type="float">
            <text:p>0.22287</text:p>
          </table:table-cell>
          <table:table-cell table:style-name="ce30" office:value-type="float" office:value="0.219550035565491" calcext:value-type="float">
            <text:p>0.21955</text:p>
          </table:table-cell>
          <table:table-cell table:style-name="ce30" office:value-type="float" office:value="0.210336813242612" calcext:value-type="float">
            <text:p>0.21034</text:p>
          </table:table-cell>
          <table:table-cell table:style-name="ce30" office:value-type="float" office:value="0.212632361012298" calcext:value-type="float">
            <text:p>0.21263</text:p>
          </table:table-cell>
          <table:table-cell table:style-name="ce30" office:value-type="float" office:value="0.216141823165161" calcext:value-type="float">
            <text:p>0.21614</text:p>
          </table:table-cell>
          <table:table-cell table:style-name="ce30" office:value-type="float" office:value="0.210110351483137" calcext:value-type="float">
            <text:p>0.21011</text:p>
          </table:table-cell>
          <table:table-cell table:style-name="ce30" office:value-type="float" office:value="0.210945862908132" calcext:value-type="float">
            <text:p>0.21095</text:p>
          </table:table-cell>
          <table:table-cell table:style-name="ce30" office:value-type="float" office:value="0.20567781615033" calcext:value-type="float">
            <text:p>0.20568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time-style style:name="N128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3">
      <number:minutes number:style="long"/>
      <number:text>:</number:text>
      <number:seconds number:style="long" number:decimal-places="1"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2-09T09:22:01.134248688</dc:date>
    <meta:editing-duration>P7DT15H39M3S</meta:editing-duration>
    <meta:editing-cycles>99</meta:editing-cycles>
    <meta:document-statistic meta:table-count="1" meta:cell-count="368" meta:object-count="0"/>
  </office:meta>
</office:document-meta>
</file>